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67a" officeooo:paragraph-rsid="0006367a"/>
    </style:style>
    <style:style style:name="P2" style:family="paragraph" style:parent-style-name="Standard">
      <style:text-properties officeooo:paragraph-rsid="0006367a"/>
    </style:style>
    <style:style style:name="P3" style:family="paragraph" style:parent-style-name="Standard" style:list-style-name="L1">
      <style:text-properties officeooo:paragraph-rsid="0006367a"/>
    </style:style>
    <style:style style:name="P4" style:family="paragraph" style:parent-style-name="Standard" style:list-style-name="L1">
      <style:text-properties officeooo:rsid="0006367a" officeooo:paragraph-rsid="0006367a"/>
    </style:style>
    <style:style style:name="P5" style:family="paragraph" style:parent-style-name="Standard" style:list-style-name="L1">
      <style:text-properties officeooo:rsid="00087ead" officeooo:paragraph-rsid="00087ead"/>
    </style:style>
    <style:style style:name="T1" style:family="text">
      <style:text-properties officeooo:rsid="000636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s between stock TAZ toolhead and opah maunfacture</text:p>
      <text:p text:style-name="P1"/>
      <text:list xml:id="list8256202182350705542" text:style-name="L1">
        <text:list-item>
          <text:p text:style-name="P4">The opah adds a brace to the top of the extruder body.</text:p>
          <text:list>
            <text:list-item>
              <text:p text:style-name="P4">There are now 2 M3 thermal inserts in the extruder bods</text:p>
            </text:list-item>
            <text:list-item>
              <text:p text:style-name="P4">The brace gets secured to the extruder body using 2 M3x12 BHCS's</text:p>
            </text:list-item>
          </text:list>
        </text:list-item>
        <text:list-item>
          <text:p text:style-name="P4">The 2 24V fans that are spliced in parallel will now be spliced with solder sleeves instead of ferrules and heatshrink</text:p>
          <text:list>
            <text:list-item>
              <text:p text:style-name="P3"><text:span text:style-name="T1">The solder sleeve is digikey part number </text:span><text:bookmark text:name="product-details"/><text:span text:style-name="T1">A104858-ND</text:span></text:p>
            </text:list-item>
          </text:list>
        </text:list-item>
        <text:list-item>
          <text:p text:style-name="P5">The thermistor assembly is now split into 2 pieces; a cartridge with short leads ending in a molex connector, and a jumper that leads form this to the 16 pin connector for the toolhead.</text:p>
          <text:list>
            <text:list-item>
              <text:p text:style-name="P5">This jumper need to be 100mm wire length.</text:p>
            </text:list-item>
            <text:list-item>
              <text:p text:style-name="P5">The prototype build has wires that will be 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40:27.154632405</meta:creation-date>
    <dc:date>2016-07-01T15:31:56.580399315</dc:date>
    <meta:editing-duration>PT7H46M35S</meta:editing-duration>
    <meta:editing-cycles>2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9" meta:word-count="130" meta:character-count="678" meta:non-whitespace-character-count="564"/>
  </office:meta>
</office:document-meta>
</file>